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5.74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ax_binary_accuracy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_B_exp8</text:p>
          </table:table-cell>
          <table:table-cell office:value-type="string" calcext:value-type="string">
            <text:p>13_B.v1.l1.ds0.l_combo0.ds_combo0.idays30.odays1</text:p>
          </table:table-cell>
          <table:table-cell office:value-type="float" office:value="0.954407274723053" calcext:value-type="float">
            <text:p>0.95440727472305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_B_exp64</text:p>
          </table:table-cell>
          <table:table-cell office:value-type="string" calcext:value-type="string">
            <text:p>13_B.v1.l1.ds0.l_combo1.ds_combo0.idays30.odays7</text:p>
          </table:table-cell>
          <table:table-cell office:value-type="float" office:value="0.949206352233887" calcext:value-type="float">
            <text:p>0.94920635223388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_B_exp64</text:p>
          </table:table-cell>
          <table:table-cell office:value-type="string" calcext:value-type="string">
            <text:p>13_B.v1.l1.ds0.l_combo2.ds_combo0.idays60.odays1</text:p>
          </table:table-cell>
          <table:table-cell office:value-type="float" office:value="0.956923067569733" calcext:value-type="float">
            <text:p>0.95692306756973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_J_exp64</text:p>
          </table:table-cell>
          <table:table-cell office:value-type="string" calcext:value-type="string">
            <text:p>13_J.v1.l1.ds0.l_combo3.ds_combo0.idays30.odays7</text:p>
          </table:table-cell>
          <table:table-cell office:value-type="float" office:value="0.930467784404754" calcext:value-type="float">
            <text:p>0.9304677844047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_B_exp64</text:p>
          </table:table-cell>
          <table:table-cell office:value-type="string" calcext:value-type="string">
            <text:p>13_B.v1.l1.ds0.l_combo4.ds_combo0.idays30.odays7</text:p>
          </table:table-cell>
          <table:table-cell office:value-type="float" office:value="0.923076927661896" calcext:value-type="float">
            <text:p>0.9230769276618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3_B_exp64</text:p>
          </table:table-cell>
          <table:table-cell office:value-type="string" calcext:value-type="string">
            <text:p>13_B.v1.l1.ds0.l_combo5.ds_combo0.idays60.odays7</text:p>
          </table:table-cell>
          <table:table-cell office:value-type="float" office:value="0.955782294273376" calcext:value-type="float">
            <text:p>0.95578229427337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_B_exp32</text:p>
          </table:table-cell>
          <table:table-cell office:value-type="string" calcext:value-type="string">
            <text:p>13_B.v1.l1.ds0.l_combo6.ds_combo0.idays30.odays1</text:p>
          </table:table-cell>
          <table:table-cell office:value-type="float" office:value="0.941176474094391" calcext:value-type="float">
            <text:p>0.94117647409439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3_B_exp8</text:p>
          </table:table-cell>
          <table:table-cell office:value-type="string" calcext:value-type="string">
            <text:p>13_B.v1.l1.ds0.l_combo7.ds_combo0.idays30.odays1</text:p>
          </table:table-cell>
          <table:table-cell office:value-type="float" office:value="0.942965805530548" calcext:value-type="float">
            <text:p>0.9429658055305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3_J_exp64</text:p>
          </table:table-cell>
          <table:table-cell office:value-type="string" calcext:value-type="string">
            <text:p>13_J.v1.l1.ds0.l_combo8.ds_combo0.idays60.odays1</text:p>
          </table:table-cell>
          <table:table-cell office:value-type="float" office:value="0.929961085319519" calcext:value-type="float">
            <text:p>0.9299610853195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3_B_exp64</text:p>
          </table:table-cell>
          <table:table-cell office:value-type="string" calcext:value-type="string">
            <text:p>13_B.v1.l1.ds0.l_combo9.ds_combo0.idays30.odays1</text:p>
          </table:table-cell>
          <table:table-cell office:value-type="float" office:value="0.943620204925537" calcext:value-type="float">
            <text:p>0.9436202049255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_B_exp8</text:p>
          </table:table-cell>
          <table:table-cell office:value-type="string" calcext:value-type="string">
            <text:p>13_B.v1.l1.ds0.l_combo10.ds_combo0.idays30.odays1</text:p>
          </table:table-cell>
          <table:table-cell office:value-type="float" office:value="0.922705292701721" calcext:value-type="float">
            <text:p>0.9227052927017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3_V_exp8</text:p>
          </table:table-cell>
          <table:table-cell office:value-type="string" calcext:value-type="string">
            <text:p>13_V.v1.l1.ds0.l_combo11.ds_combo0.idays30.odays1</text:p>
          </table:table-cell>
          <table:table-cell office:value-type="float" office:value="0.935691297054291" calcext:value-type="float">
            <text:p>0.93569129705429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3_M_exp64</text:p>
          </table:table-cell>
          <table:table-cell office:value-type="string" calcext:value-type="string">
            <text:p>13_M.v1.l1.ds0.l_combo12.ds_combo0.idays30.odays7</text:p>
          </table:table-cell>
          <table:table-cell office:value-type="float" office:value="0.9239222407341" calcext:value-type="float">
            <text:p>0.92392224073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3_B_exp64</text:p>
          </table:table-cell>
          <table:table-cell office:value-type="string" calcext:value-type="string">
            <text:p>13_B.v1.l1.ds0.l_combo13.ds_combo0.idays60.odays7</text:p>
          </table:table-cell>
          <table:table-cell office:value-type="float" office:value="0.92921108007431" calcext:value-type="float">
            <text:p>0.929211080074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_B_exp64</text:p>
          </table:table-cell>
          <table:table-cell office:value-type="string" calcext:value-type="string">
            <text:p>13_B.v1.l1.ds0.l_combo14.ds_combo0.idays60.odays7</text:p>
          </table:table-cell>
          <table:table-cell office:value-type="float" office:value="0.934328377246857" calcext:value-type="float">
            <text:p>0.93432837724685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office:value-type="string" calcext:value-type="string">
            <text:p>Min 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3"/>
          <table:table-cell table:formula="of:=AVERAGE([.D2:.D16])" office:value-type="float" office:value="0.938229703903198" calcext:value-type="float">
            <text:p>0.938229703903198</text:p>
          </table:table-cell>
          <table:table-cell table:formula="of:=MIN([.D2:.D16])" office:value-type="float" office:value="0.922705292701721" calcext:value-type="float">
            <text:p>0.922705292701721</text:p>
          </table:table-cell>
          <table:table-cell table:formula="of:=MAX([.D2:.D16])" office:value-type="float" office:value="0.956923067569733" calcext:value-type="float">
            <text:p>0.956923067569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5:26:06.093475472</dc:date>
    <meta:editing-duration>PT2M36S</meta:editing-duration>
    <meta:editing-cycles>1</meta:editing-cycles>
    <meta:document-statistic meta:table-count="1" meta:cell-count="102" meta:object-count="0"/>
    <meta:generator>LibreOffice/6.0.7.3$Linux_X86_64 LibreOffice_project/00m0$Build-3</meta:generator>
  </office:meta>
</office:document-meta>
</file>